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3" style:family="graphic" style:parent-style-name="standard">
      <style:graphic-properties draw:stroke="none" draw:fill="none" fo:min-height="0.4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11cm" fo:min-width="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7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4.232cm" svg:height="3.23cm" svg:x="1.5cm" svg:y="1cm">
          <draw:text-box>
            <text:p><text:span text:style-name="T1">Estados</text:span></text:p>
            <text:p><text:span text:style-name="T2">- Desconectado</text:span></text:p>
            <text:p><text:span text:style-name="T2">- Conectado</text:span></text:p>
            <text:p><text:span text:style-name="T2">- Pide P&lt;Pmin</text:span></text:p>
            <text:p><text:span text:style-name="T2">- Pide P&gt;Pmin</text:span></text:p>
          </draw:text-box>
        </draw:frame>
        <draw:custom-shape draw:style-name="gr2" draw:text-style-name="P3" xml:id="id1" draw:id="id1" draw:layer="layout" svg:width="3.5cm" svg:height="1cm" svg:x="2.616cm" svg:y="12.5cm">
          <text:p text:style-name="P2"><text:span text:style-name="T3">descon</text:span><text:span text:style-name="T3">ec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16cm" svg:height="1.039cm" svg:x="2.5cm" svg:y="13.5cm">
          <draw:text-box>
            <text:p><text:span text:style-name="T4">Sin oscilador</text:span></text:p>
            <text:p><text:span text:style-name="T4">Relé abierto</text:span></text:p>
          </draw:text-box>
        </draw:frame>
        <draw:custom-shape draw:style-name="gr4" draw:text-style-name="P3" xml:id="id2" draw:id="id2" draw:layer="layout" svg:width="3.5cm" svg:height="1.461cm" svg:x="7.616cm" svg:y="9.501cm">
          <text:p text:style-name="P2"><text:span text:style-name="T3">Conectado</text:span></text:p>
          <text:p text:style-name="P2"><text:span text:style-name="T3">P&lt;P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16cm" svg:height="1.039cm" svg:x="7.5cm" svg:y="11.422cm">
          <draw:text-box>
            <text:p><text:span text:style-name="T4">Sin oscilador</text:span></text:p>
            <text:p><text:span text:style-name="T4">Relé abierto</text:span></text:p>
          </draw:text-box>
        </draw:frame>
        <draw:custom-shape draw:style-name="gr4" draw:text-style-name="P3" draw:layer="layout" svg:width="3.5cm" svg:height="1.461cm" svg:x="14.616cm" svg:y="9.501cm">
          <text:p text:style-name="P2"><text:span text:style-name="T3">Conectado</text:span></text:p>
          <text:p text:style-name="P2"><text:span text:style-name="T3">P&gt;P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5cm" svg:height="1.461cm" svg:x="14.617cm" svg:y="9.5cm">
          <text:p text:style-name="P2"><text:span text:style-name="T3">Conectado</text:span></text:p>
          <text:p text:style-name="P2"><text:span text:style-name="T3">P&gt;P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16cm" svg:height="1.039cm" svg:x="15.384cm" svg:y="11.461cm">
          <draw:text-box>
            <text:p><text:span text:style-name="T4">Oscilador on</text:span></text:p>
            <text:p><text:span text:style-name="T4">Relé abierto</text:span></text:p>
          </draw:text-box>
        </draw:frame>
        <draw:custom-shape draw:style-name="gr4" draw:text-style-name="P3" xml:id="id3" draw:id="id3" draw:layer="layout" svg:width="3.5cm" svg:height="1.461cm" svg:x="7.616cm" svg:y="5cm">
          <text:p text:style-name="P2"><text:span text:style-name="T3">Pide</text:span></text:p>
          <text:p text:style-name="P2"><text:span text:style-name="T3">P&lt;P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16cm" svg:height="1.039cm" svg:x="7.384cm" svg:y="6.961cm">
          <draw:text-box>
            <text:p><text:span text:style-name="T4">Sin oscilador</text:span></text:p>
            <text:p><text:span text:style-name="T4">Relé abierto</text:span></text:p>
          </draw:text-box>
        </draw:frame>
        <draw:custom-shape draw:style-name="gr4" draw:text-style-name="P3" xml:id="id5" draw:id="id5" draw:layer="layout" svg:width="3.5cm" svg:height="1.461cm" svg:x="14.616cm" svg:y="5cm">
          <text:p text:style-name="P2"><text:span text:style-name="T3">Pide</text:span></text:p>
          <text:p text:style-name="P2"><text:span text:style-name="T3">P&gt;P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116cm" svg:height="1.039cm" svg:x="15.363cm" svg:y="6.771cm">
          <draw:text-box>
            <text:p><text:span text:style-name="T4">Oscilador on</text:span></text:p>
            <text:p><text:span text:style-name="T4">Relé cerrado</text:span></text:p>
          </draw:text-box>
        </draw:frame>
        <draw:connector draw:style-name="gr5" draw:text-style-name="P5" draw:layer="layout" draw:type="line" svg:x1="4.366cm" svg:y1="12.5cm" svg:x2="7.616cm" svg:y2="10.231cm" draw:start-shape="id1" draw:start-glue-point="0" draw:end-shape="id2" draw:end-glue-point="3" svg:d="M4366 12500l3250-2269" svg:viewBox="0 0 3251 2270">
          <text:p/>
        </draw:connector>
        <draw:connector draw:style-name="gr5" draw:text-style-name="P5" draw:layer="layout" draw:type="curve" svg:x1="7.616cm" svg:y1="10.231cm" svg:x2="7.616cm" svg:y2="5.73cm" draw:start-shape="id2" draw:start-glue-point="3" draw:end-shape="id3" svg:d="M7616 10231c-751 0-751-4501 0-4501" svg:viewBox="0 0 564 4502">
          <text:p/>
        </draw:connector>
        <draw:frame draw:style-name="gr3" draw:text-style-name="P4" draw:layer="layout" svg:width="3.116cm" svg:height="0.74cm" svg:x="12cm" svg:y="8.935cm">
          <draw:text-box>
            <text:p><text:span text:style-name="T4">T&gt;Tmin</text:span></text:p>
          </draw:text-box>
        </draw:frame>
        <draw:connector draw:style-name="gr6" draw:text-style-name="P5" draw:layer="layout" draw:type="curve" svg:x1="9.366cm" svg:y1="9.501cm" svg:x2="16.367cm" svg:y2="9.5cm" draw:start-shape="id2" draw:start-glue-point="0" draw:end-shape="id4" draw:end-glue-point="0" svg:d="M9366 9501c0-754 7001-754 7001-1" svg:viewBox="0 0 7002 567">
          <text:p/>
        </draw:connector>
        <draw:connector draw:style-name="gr7" draw:text-style-name="P5" draw:layer="layout" draw:type="curve" svg:x1="16.367cm" svg:y1="10.961cm" svg:x2="9.366cm" svg:y2="10.962cm" draw:start-shape="id4" draw:start-glue-point="2" draw:end-shape="id2" draw:end-glue-point="2" svg:d="M16367 10961c0 751-7001 751-7001 1" svg:viewBox="0 0 7002 564">
          <text:p/>
        </draw:connector>
        <draw:connector draw:style-name="gr8" draw:text-style-name="P5" draw:layer="layout" draw:type="curve" svg:x1="9.366cm" svg:y1="5cm" svg:x2="16.366cm" svg:y2="5cm" draw:start-shape="id3" draw:start-glue-point="0" draw:end-shape="id5" draw:end-glue-point="0" svg:d="M9366 5000c0-753 7000-753 7000 0" svg:viewBox="0 0 7001 566">
          <text:p/>
        </draw:connector>
        <draw:connector draw:style-name="gr9" draw:text-style-name="P5" draw:layer="layout" draw:type="curve" svg:x1="16.366cm" svg:y1="6.461cm" svg:x2="9.366cm" svg:y2="6.461cm" draw:start-shape="id5" draw:start-glue-point="2" draw:end-shape="id3" draw:end-glue-point="2" svg:d="M16366 6461c0 750-7000 750-7000 0" svg:viewBox="0 0 7001 564">
          <text:p/>
        </draw:connector>
        <draw:connector draw:style-name="gr5" draw:text-style-name="P5" draw:layer="layout" draw:type="curve" svg:x1="18.116cm" svg:y1="5.73cm" svg:x2="18.117cm" svg:y2="10.23cm" draw:start-shape="id5" draw:start-glue-point="1" draw:end-shape="id4" draw:end-glue-point="1" svg:d="M18116 5730c753 0 752 4500 1 4500" svg:viewBox="0 0 566 4501">
          <text:p/>
        </draw:connector>
        <draw:frame draw:style-name="gr3" draw:text-style-name="P4" draw:layer="layout" svg:width="3.116cm" svg:height="0.74cm" svg:x="11.884cm" svg:y="3.695cm">
          <draw:text-box>
            <text:p><text:span text:style-name="T4">T&gt;Tmi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05T12:33:27.651732728</meta:creation-date>
    <dc:date>2025-09-05T13:08:08.292337356</dc:date>
    <meta:editing-duration>PT3M25S</meta:editing-duration>
    <meta:editing-cycles>1</meta:editing-cycles>
    <meta:generator>LibreOffice/7.3.7.2$Linux_X86_64 LibreOffice_project/30$Build-2</meta:generator>
    <meta:document-statistic meta:object-count="44"/>
  </office:meta>
</office:document-meta>
</file>